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f45" officeooo:paragraph-rsid="0015d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Fundamentos da Ciência de 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0:52.080000000</meta:creation-date>
    <dc:date>2025-02-26T20:41:18.283000000</dc:date>
    <meta:editing-duration>PT27S</meta:editing-duration>
    <meta:editing-cycles>1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1" meta:word-count="7" meta:character-count="43" meta:non-whitespace-character-count="37"/>
  </office:meta>
</office:document-meta>
</file>